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ton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Map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ngleton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Values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Map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Valu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putAll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tonMap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Singlet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Map.isEqual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isEqual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Values.SingletonValues( Singleton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Map.SingletonMap( KeyValue ke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ngletonMap.previou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Map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SingletonMap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gleton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gletonMap.next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SingletonMap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Map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SingletonMap( Map . Entry map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Iterato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ton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MapIterator.SingletonMapIterator( Singleton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ap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